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54e" officeooo:paragraph-rsid="00054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x 1 </text:p>
      <text:p text:style-name="P1">LVDT combo boards , tested <text:s text:c="2"/>12 pc </text:p>
      <text:p text:style-name="P1"/>
      <text:p text:style-name="P1">Box 2 </text:p>
      <text:p text:style-name="P1">LVDT combo boards , tested <text:s text:c="2"/>12 pc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m Beaumont</meta:initial-creator>
    <meta:creation-date>2024-07-30T13:31:28.222000000</meta:creation-date>
    <dc:date>2024-07-30T13:32:04.421000000</dc:date>
    <dc:creator>Wim Beaumont</dc:creator>
    <meta:editing-duration>PT36S</meta:editing-duration>
    <meta:editing-cycles>1</meta:editing-cycles>
    <meta:document-statistic meta:table-count="0" meta:image-count="0" meta:object-count="0" meta:page-count="1" meta:paragraph-count="4" meta:word-count="18" meta:character-count="82" meta:non-whitespace-character-count="60"/>
    <meta:generator>LibreOffice/7.5.3.2$Windows_X86_64 LibreOffice_project/9f56dff12ba03b9acd7730a5a481eea045e468f3</meta:generator>
  </office:meta>
</office:document-meta>
</file>